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6.862cm" fo:min-width="12.962cm"/>
    </style:style>
    <style:style style:name="gr2" style:family="graphic" style:parent-style-name="standard">
      <style:graphic-properties draw:textarea-horizontal-align="justify" draw:textarea-vertical-align="middle" draw:auto-grow-height="false" fo:min-height="6.862cm" fo:min-width="13.08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462cm" svg:height="7.112cm" svg:x="1.508cm" svg:y="1.271cm">
          <text:p text:style-name="P1">Open Source Eco System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3.462cm" svg:height="7.112cm" svg:x="1.508cm" svg:y="9.636cm">
          <text:p text:style-name="P1">Company Environmen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3.589cm" svg:height="7.112cm" svg:x="1.508cm" svg:y="18.272cm">
          <text:p text:style-name="P1">Downstream Environment(s)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8T04:30:00.772563353</meta:creation-date>
    <dc:date>2019-05-08T08:52:01.253208433</dc:date>
    <meta:editing-duration>PT4H22M</meta:editing-duration>
    <meta:editing-cycles>3</meta:editing-cycles>
    <meta:generator>LibreOffice/6.0.7.3$Linux_X86_64 LibreOffice_project/00m0$Build-3</meta:generator>
    <meta:document-statistic meta:object-count="3"/>
  </office:meta>
</office:document-meta>
</file>